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198in"/>
    </style:style>
    <style:style style:name="P3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paragraph-properties fo:margin-top="0in" fo:margin-bottom="0.1965in" loext:contextual-spacing="false" style:line-height-at-least="0.198in"/>
    </style:style>
    <style:style style:name="P5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/>
    </style:style>
    <style:style style:name="P6" style:family="paragraph" style:parent-style-name="Standard">
      <style:paragraph-properties style:line-height-at-least="0.198in"/>
      <style:text-properties fo:color="#ce9178" style:font-name="Consolas" fo:font-size="10.5pt" fo:font-weight="normal" fo:background-color="#1e1e1e"/>
    </style:style>
    <style:style style:name="P7" style:family="paragraph" style:parent-style-name="Standard">
      <style:paragraph-properties style:line-height-at-least="0.198in"/>
      <style:text-properties fo:color="#608b4e" style:font-name="Consolas" fo:font-size="10.5pt" fo:font-weight="normal" fo:background-color="#1e1e1e"/>
    </style:style>
    <style:style style:name="P8" style:family="paragraph" style:parent-style-name="Standard">
      <style:paragraph-properties style:line-height-at-least="0.198in"/>
    </style:style>
    <style:style style:name="P9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Consolas" fo:font-size="10.5pt" fo:font-weight="normal" fo:background-color="#1e1e1e"/>
    </style:style>
    <style:style style:name="P10" style:family="paragraph" style:parent-style-name="Standard">
      <style:paragraph-properties fo:margin-top="0in" fo:margin-bottom="0.1965in" loext:contextual-spacing="false" style:line-height-at-least="0.198in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b5cea8"/>
    </style:style>
    <style:style style:name="T5" style:family="text">
      <style:text-properties fo:color="#dcdcaa"/>
    </style:style>
    <style:style style:name="T6" style:family="text">
      <style:text-properties fo:color="#ce9178"/>
    </style:style>
    <style:style style:name="T7" style:family="text">
      <style:text-properties fo:color="#4ec9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or</text:span>(<text:span text:style-name="T2">var</text:span> <text:span text:style-name="T3">i</text:span>=<text:span text:style-name="T4">0</text:span>; <text:span text:style-name="T3">i</text:span> &lt;<text:span text:style-name="T3">qs</text:span>.<text:span text:style-name="T3">length</text:span>; <text:span text:style-name="T3">i</text:span>++){</text:p>
      <text:p text:style-name="P2"/>
      <text:p text:style-name="P1"><text:span text:style-name="T3">answers</text:span> = [];</text:p>
      <text:p text:style-name="P1">}</text:p>
      <text:p text:style-name="P2"/>
      <text:p text:style-name="P1"><text:span text:style-name="T3">answers</text:span>.<text:span text:style-name="T5">push</text:span>();</text:p>
      <text:p text:style-name="P4"/>
      <text:p text:style-name="P1"><text:span text:style-name="T3">qs</text:span>.<text:span text:style-name="T5">forEach</text:span>(</text:p>
      <text:p text:style-name="P1">(<text:span text:style-name="T3">currentQuestion</text:span>, <text:span text:style-name="T3">questionNumber</text:span>) <text:span text:style-name="T2">=&gt;</text:span> {</text:p>
      <text:p text:style-name="P2"/>
      <text:p text:style-name="P1"><text:span text:style-name="T2">const</text:span> <text:span text:style-name="T3">answers</text:span> = [];</text:p>
      <text:p text:style-name="P1">}</text:p>
      <text:p text:style-name="P1">)</text:p>
      <text:p text:style-name="P3"/>
      <text:p text:style-name="Standard"/>
      <text:p text:style-name="Standard"/>
      <text:p text:style-name="P1"><text:span text:style-name="T2">var</text:span> <text:span text:style-name="T3">qs</text:span> = [</text:p>
      <text:p text:style-name="P1">{</text:p>
      <text:p text:style-name="P2"/>
      <text:p text:style-name="P1"><text:span text:style-name="T3">question:</text:span> <text:span text:style-name="T6">"Which of the following statements is FALSE?"</text:span>,</text:p>
      <text:p text:style-name="P1"><text:span text:style-name="T3">answers:</text:span> [</text:p>
      <text:p text:style-name="P2"/>
      <text:p text:style-name="P1"><text:span text:style-name="T6">'a: Auto insurance automatically covers your medical costs after an accident.'</text:span>,</text:p>
      <text:p text:style-name="P1"><text:span text:style-name="T6">'b: Liability insurance covers only third party damages.'</text:span>,</text:p>
      <text:p text:style-name="P6">'c: Comprehensive and Collision coverage usually has a deductible.'</text:p>
      <text:p text:style-name="P1">],</text:p>
      <text:p text:style-name="P2"/>
      <text:p text:style-name="P1"><text:span text:style-name="T3">correctAnswer:</text:span> <text:span text:style-name="T6">'a'</text:span>,</text:p>
      <text:p text:style-name="P1"><text:span text:style-name="T3">divClass:</text:span> <text:span text:style-name="T6">".question1"</text:span></text:p>
      <text:p text:style-name="P1">},</text:p>
      <text:p text:style-name="P2"/>
      <text:p text:style-name="P1">{</text:p>
      <text:p text:style-name="P1"><text:span text:style-name="T3">question:</text:span> <text:span text:style-name="T6">"Which of the following statements is TRUE?"</text:span>,</text:p>
      <text:p text:style-name="P1"><text:span text:style-name="T3">answers:</text:span> [</text:p>
      <text:p text:style-name="P2"/>
      <text:p text:style-name="P1"><text:span text:style-name="T6">'a: Collision coverage covers third party damges.'</text:span>,</text:p>
      <text:p text:style-name="P1"><text:span text:style-name="T6">'b: You can only use your health insurance for injuries sustained in an accident.'</text:span>,</text:p>
      <text:p text:style-name="P6">'c: Comprehensive covers your vehicle for accidents such as animal hits and hail damage.'</text:p>
      <text:p text:style-name="P1">],</text:p>
      <text:p text:style-name="P2"/>
      <text:p text:style-name="P1"><text:span text:style-name="T3">correctAnswer:</text:span> <text:span text:style-name="T6">'c'</text:span>,</text:p>
      <text:p text:style-name="P1"><text:span text:style-name="T3">divClass:</text:span> <text:span text:style-name="T6">".question2"</text:span></text:p>
      <text:p text:style-name="P1">},</text:p>
      <text:p text:style-name="P2"/>
      <text:p text:style-name="P1"><text:soft-page-break/>{</text:p>
      <text:p text:style-name="P1"><text:span text:style-name="T3">question:</text:span> <text:span text:style-name="T6">"How many accidents can you have in a year?"</text:span>,</text:p>
      <text:p text:style-name="P1"><text:span text:style-name="T3">answers:</text:span> [</text:p>
      <text:p text:style-name="P2"/>
      <text:p text:style-name="P1"><text:span text:style-name="T6">'a: 0'</text:span>,</text:p>
      <text:p text:style-name="P1"><text:span text:style-name="T6">'b: as many as you want'</text:span>,</text:p>
      <text:p text:style-name="P6">'c: 5 max'</text:p>
      <text:p text:style-name="P1">],</text:p>
      <text:p text:style-name="P2"/>
      <text:p text:style-name="P1"><text:span text:style-name="T3">correctAnswer:</text:span> <text:span text:style-name="T6">'b'</text:span>,</text:p>
      <text:p text:style-name="P1"><text:span text:style-name="T3">divClass:</text:span> <text:span text:style-name="T6">".question3"</text:span></text:p>
      <text:p text:style-name="P1">},</text:p>
      <text:p text:style-name="P2"/>
      <text:p text:style-name="P1">{</text:p>
      <text:p text:style-name="P1"><text:span text:style-name="T3">question:</text:span> <text:span text:style-name="T6">"Choose one: What happens after you have an accident?"</text:span>,</text:p>
      <text:p text:style-name="P1"><text:span text:style-name="T3">answers:</text:span> [ </text:p>
      <text:p text:style-name="P2"/>
      <text:p text:style-name="P1"><text:span text:style-name="T6">'a: A police officer arrives and tells you who is at fault.'</text:span>,</text:p>
      <text:p text:style-name="P1"><text:span text:style-name="T6">'b: You call your insurance company to file a claim.'</text:span>,</text:p>
      <text:p text:style-name="P6">'c: You wait for your insurance company to call you about the accident.'</text:p>
      <text:p text:style-name="P1">],</text:p>
      <text:p text:style-name="P2"/>
      <text:p text:style-name="P1"><text:span text:style-name="T3">correctAnswer:</text:span> <text:span text:style-name="T6">'b'</text:span>,</text:p>
      <text:p text:style-name="P1"><text:span text:style-name="T3">divClass:</text:span> <text:span text:style-name="T6">".question4"</text:span></text:p>
      <text:p text:style-name="P1">},</text:p>
      <text:p text:style-name="P3"><text:line-break/></text:p>
      <text:p text:style-name="P1">];</text:p>
      <text:p text:style-name="P2"/>
      <text:p text:style-name="P1"><text:span text:style-name="T7">console</text:span>.<text:span text:style-name="T5">log</text:span>(<text:span text:style-name="T3">qs</text:span>);</text:p>
      <text:p text:style-name="P2"/>
      <text:p text:style-name="P7">//question end//</text:p>
      <text:p text:style-name="P3"><text:line-break/></text:p>
      <text:p text:style-name="P1"><text:span text:style-name="T2">var</text:span> <text:span text:style-name="T3">labels</text:span> = [<text:span text:style-name="T6">"first"</text:span>, <text:span text:style-name="T6">"second"</text:span>, <text:span text:style-name="T6">"third"</text:span>, <text:span text:style-name="T6">"fourth"</text:span>];</text:p>
      <text:p text:style-name="P2"/>
      <text:p text:style-name="P7">//Start the game when button clicked</text:p>
      <text:p text:style-name="P2"/>
      <text:p text:style-name="P1"><text:span text:style-name="T2">var</text:span> <text:span text:style-name="T3">startGame</text:span> = <text:span text:style-name="T5">$</text:span>(<text:span text:style-name="T6">".bttn"</text:span>).<text:span text:style-name="T5">on</text:span>(<text:span text:style-name="T6">'click'</text:span>, <text:span text:style-name="T2">function</text:span>() {</text:p>
      <text:p text:style-name="P1"><text:span text:style-name="T5">$</text:span>(<text:span text:style-name="T2">this</text:span>).<text:span text:style-name="T5">parent</text:span>().<text:span text:style-name="T5">hide</text:span>();</text:p>
      <text:p text:style-name="P1"><text:span text:style-name="T5">$</text:span>(<text:span text:style-name="T6">'.bttn'</text:span>).<text:span text:style-name="T5">show</text:span>();</text:p>
      <text:p text:style-name="P4"/>
      <text:p text:style-name="P1">});</text:p>
      <text:p text:style-name="P2"/>
      <text:p text:style-name="P7"><text:soft-page-break/>//show questions</text:p>
      <text:p text:style-name="P2"/>
      <text:p text:style-name="P1"><text:span text:style-name="T1">for</text:span>(<text:span text:style-name="T2">var</text:span> <text:span text:style-name="T3">i</text:span>=<text:span text:style-name="T4">0</text:span>; <text:span text:style-name="T3">i</text:span> &lt;<text:span text:style-name="T3">qs</text:span>.<text:span text:style-name="T3">length</text:span>; <text:span text:style-name="T3">i</text:span>++){</text:p>
      <text:p text:style-name="P2"/>
      <text:p text:style-name="P1"><text:span text:style-name="T3">answers</text:span> = [];</text:p>
      <text:p text:style-name="P1">}</text:p>
      <text:p text:style-name="P1"><text:span text:style-name="T3">answers</text:span>.<text:span text:style-name="T5">push</text:span>();</text:p>
      <text:p text:style-name="P1"><text:span text:style-name="T3">qs</text:span>.<text:span text:style-name="T5">forEach</text:span>(</text:p>
      <text:p text:style-name="P1">(<text:span text:style-name="T3">currentQuestion</text:span>, <text:span text:style-name="T3">questionNumber</text:span>) <text:span text:style-name="T2">=&gt;</text:span> {</text:p>
      <text:p text:style-name="P1"><text:span text:style-name="T2">const</text:span> <text:span text:style-name="T3">answers</text:span> = [];</text:p>
      <text:p text:style-name="P1">});</text:p>
      <text:p text:style-name="P2"/>
      <text:p text:style-name="P2"/>
      <text:p text:style-name="P1"><text:span text:style-name="T2">var</text:span> <text:span text:style-name="T5">countdown</text:span> = <text:span text:style-name="T2">function</text:span>(<text:span text:style-name="T3">seconds</text:span>) {</text:p>
      <text:p text:style-name="P2"/>
      <text:p text:style-name="P1"><text:span text:style-name="T2">var</text:span> <text:span text:style-name="T3">timer</text:span> = <text:span text:style-name="T5">setInterval</text:span>(<text:span text:style-name="T2">function</text:span>() {</text:p>
      <text:p text:style-name="P1"><text:span text:style-name="T3">seconds</text:span> = <text:span text:style-name="T3">seconds</text:span> - <text:span text:style-name="T4">1</text:span>;</text:p>
      <text:p text:style-name="P1"><text:span text:style-name="T5">$</text:span>(<text:span text:style-name="T6">".lead"</text:span>).<text:span text:style-name="T5">html</text:span>(<text:span text:style-name="T3">seconds</text:span>);</text:p>
      <text:p text:style-name="P1"><text:span text:style-name="T1">if</text:span> (<text:span text:style-name="T3">seconds</text:span> &lt;= <text:span text:style-name="T4">0</text:span>) {</text:p>
      <text:p text:style-name="P1"><text:span text:style-name="T5">$</text:span>(<text:span text:style-name="T6">'.container'</text:span>).<text:span text:style-name="T5">fadeOut</text:span>(<text:span text:style-name="T4">500</text:span>);</text:p>
      <text:p text:style-name="P1"><text:span text:style-name="T2">var</text:span> <text:span text:style-name="T3">correctAnswers</text:span> = <text:span text:style-name="T4">0</text:span>;</text:p>
      <text:p text:style-name="P1"><text:span text:style-name="T2">var</text:span> <text:span text:style-name="T3">wrongAnswers</text:span> = <text:span text:style-name="T4">0</text:span>;</text:p>
      <text:p text:style-name="P1"><text:span text:style-name="T2">var</text:span> <text:span text:style-name="T3">unAnswered</text:span> = <text:span text:style-name="T4">0</text:span>;</text:p>
      <text:p text:style-name="P7">// loop through correctArray &amp; radioName to match html elements &amp; answers</text:p>
      <text:p text:style-name="P1"><text:span text:style-name="T1">for</text:span> (<text:span text:style-name="T2">var</text:span> <text:span text:style-name="T3">i</text:span> = <text:span text:style-name="T4">0</text:span>; <text:span text:style-name="T3">i</text:span> &lt; <text:span text:style-name="T4">5</text:span>; <text:span text:style-name="T3">i</text:span>++) {</text:p>
      <text:p text:style-name="P1"><text:span text:style-name="T1">if</text:span> (<text:span text:style-name="T5">$</text:span>(<text:span text:style-name="T6">'input:radio[name="'</text:span> + <text:span text:style-name="T3">questions</text:span>[<text:span text:style-name="T3">i</text:span>].<text:span text:style-name="T3">name</text:span> + <text:span text:style-name="T6">'"]:checked'</text:span>).<text:span text:style-name="T5">val</text:span>() === <text:span text:style-name="T3">questions</text:span>[<text:span text:style-name="T3">i</text:span>].<text:span text:style-name="T3">correct</text:span>) {</text:p>
      <text:p text:style-name="P1"><text:span text:style-name="T3">correctAnswers</text:span>++;</text:p>
      <text:p text:style-name="P1"><text:span text:style-name="T7">console</text:span>.<text:span text:style-name="T5">log</text:span>(<text:span text:style-name="T6">"this is correct! number:"</text:span> + <text:span text:style-name="T3">i</text:span>)</text:p>
      <text:p text:style-name="P1">} <text:span text:style-name="T1">else</text:span> {</text:p>
      <text:p text:style-name="P1"><text:span text:style-name="T3">wrongAnswers</text:span>++;</text:p>
      <text:p text:style-name="P1"><text:span text:style-name="T7">console</text:span>.<text:span text:style-name="T5">log</text:span>(<text:span text:style-name="T6">"this is wrong! number:"</text:span> + <text:span text:style-name="T3">i</text:span>)</text:p>
      <text:p text:style-name="P1">};</text:p>
      <text:p text:style-name="P1">}</text:p>
      <text:p text:style-name="P1"><text:span text:style-name="T5">$</text:span>(<text:span text:style-name="T6">'#correctTimesUp'</text:span>).<text:span text:style-name="T5">append</text:span>(<text:span text:style-name="T3">correctAnswers</text:span>);</text:p>
      <text:p text:style-name="P7">// display wrongAnswers</text:p>
      <text:p text:style-name="P1"><text:span text:style-name="T5">$</text:span>(<text:span text:style-name="T6">'#wrongTimesUp'</text:span>).<text:span text:style-name="T5">append</text:span>(<text:span text:style-name="T3">wrongAnswers</text:span>);</text:p>
      <text:p text:style-name="P1"><text:span text:style-name="T5">$</text:span>(<text:span text:style-name="T6">'.lead'</text:span>).<text:span text:style-name="T5">fadeIn</text:span>(<text:span text:style-name="T4">1000</text:span>).<text:span text:style-name="T5">show</text:span>();</text:p>
      <text:p text:style-name="P7">// alert("Times Up!");</text:p>
      <text:p text:style-name="P1"><text:span text:style-name="T5">clearInterval</text:span>(<text:span text:style-name="T3">timer</text:span>);</text:p>
      <text:p text:style-name="P1"><text:span text:style-name="T1">return</text:span>;</text:p>
      <text:p text:style-name="P1">}</text:p>
      <text:p text:style-name="P1">});</text:p>
      <text:p text:style-name="P1">};</text:p>
      <text:p text:style-name="P4"/>
      <text:p text:style-name="P7">//have a clock that counts down</text:p>
      <text:p text:style-name="P2"><text:soft-page-break/></text:p>
      <text:p text:style-name="P7">//remember their answers</text:p>
      <text:p text:style-name="P4"/>
      <text:p text:style-name="P7">//calculate the score but hide it until the game is over</text:p>
      <text:p text:style-name="P2"/>
      <text:p text:style-name="P7">//end the game and show their results/</text:p>
      <text:p text:style-name="Standard"/>
      <text:p text:style-name="P7">//add variables here</text:p>
      <text:p text:style-name="P2"/>
      <text:p text:style-name="P1"><text:span text:style-name="T2">var</text:span> <text:span text:style-name="T3">correctAnswer</text:span> = <text:span text:style-name="T6">""</text:span>; </text:p>
      <text:p text:style-name="P1"><text:span text:style-name="T2">var</text:span> <text:span text:style-name="T3">answers</text:span> = <text:span text:style-name="T6">""</text:span>;</text:p>
      <text:p text:style-name="P1"><text:span text:style-name="T2">var</text:span> <text:span text:style-name="T3">selection</text:span> = []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21:03:52.449000000</meta:creation-date>
    <dc:date>2018-07-13T20:56:05.357000000</dc:date>
    <meta:editing-duration>PT3H46M19S</meta:editing-duration>
    <meta:editing-cycles>3</meta:editing-cycles>
    <meta:generator>LibreOffice/5.4.3.2$Windows_X86_64 LibreOffice_project/92a7159f7e4af62137622921e809f8546db437e5</meta:generator>
    <meta:document-statistic meta:table-count="0" meta:image-count="0" meta:object-count="0" meta:page-count="4" meta:paragraph-count="107" meta:word-count="394" meta:character-count="2598" meta:non-whitespace-character-count="2305"/>
  </office:meta>
</office:document-meta>
</file>